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Settings.print( List &lt; ArgumentMatcher &gt; matchers , Invocation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ntSettings.isMulti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setMatchersToBeDescribedWithFullName( Set &lt; String &gt; indexesOf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verboseMatchers( Integer ... indexesOf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Settings.print( Matchable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setMatchersToBeDescribedWithExtraTypeInfo( Integer [ ] indexesOf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print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setMultiline( boolean multi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extraTypeInfoFor( int argumen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Settings.fullyQualifiedNameFor( String simpl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